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formula="of:=(([.B4]/[.B5])*[.B1]+(1 + ([.B4]/[.B5]))*[.B3])/(1-([.B4]/[.B5]))" office:value-type="float" office:value="182.032258064516" calcext:value-type="float">
            <text:p>182.032258064516</text:p>
          </table:table-cell>
        </table:table-row>
        <table:table-row table:style-name="ro1">
          <table:table-cell office:value-type="string" calcext:value-type="string">
            <text:p>lp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[.B8]" office:value-type="float" office:value="1.3671875" calcext:value-type="float">
            <text:p>1.3671875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formula="of:=70*5/256" office:value-type="float" office:value="1.3671875" calcext:value-type="float">
            <text:p>1.367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15:23:16.710703023</meta:creation-date>
    <dc:date>2020-12-16T15:32:41.107196827</dc:date>
    <meta:editing-duration>PT9M27S</meta:editing-duration>
    <meta:editing-cycles>1</meta:editing-cycles>
    <meta:document-statistic meta:table-count="1" meta:cell-count="11" meta:object-count="0"/>
    <meta:generator>LibreOffice/6.0.7.3$Linux_X86_64 LibreOffice_project/00m0$Build-3</meta:generator>
  </office:meta>
</office:document-meta>
</file>